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JetBrains Mono1" svg:font-family="'JetBrains Mono'" style:font-family-generic="moder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background-color="#eeeeee" fo:padding="0.0201in" fo:border="0.0008in solid #000000" style:shadow="none">
        <style:background-image/>
      </style:paragraph-properties>
      <style:text-properties style:font-name="Cabin"/>
    </style:style>
    <style:style style:name="P4" style:family="paragraph" style:parent-style-name="Standard">
      <style:paragraph-properties fo:background-color="#eeeeee" fo:padding="0.0201in" fo:border="0.0008in solid #000000" style:shadow="none">
        <style:background-image/>
      </style:paragraph-properties>
      <style:text-properties style:font-name="Courier"/>
    </style:style>
    <style:style style:name="P5" style:family="paragraph" style:parent-style-name="Preformatted_20_Text">
      <style:paragraph-properties fo:background-color="#eeeeee" fo:padding="0.0201in" fo:border="0.0008in solid #000000" style:shadow="none">
        <style:background-image/>
      </style:paragraph-properties>
      <style:text-properties style:font-name="Courier"/>
    </style:style>
    <style:style style:name="P6" style:family="paragraph" style:parent-style-name="Preformatted_20_Text">
      <style:paragraph-properties fo:background-color="#eeeeee" fo:padding="0.0201in" fo:border="0.0008in solid #000000" style:shadow="none">
        <style:background-image/>
      </style:paragraph-properties>
      <style:text-properties fo:color="#bcbec4" style:font-name="JetBrains Mono" fo:font-size="9.80000019073486pt" fo:background-color="#1e1f22"/>
    </style:style>
    <style:style style:name="P7" style:family="paragraph" style:parent-style-name="Standard">
      <style:paragraph-properties fo:background-color="#b2b2b2" fo:padding="0.1in" fo:border="0.0008in solid #000000" style:shadow="none">
        <style:background-image/>
      </style:paragraph-properties>
      <style:text-properties style:font-name="Cabin" fo:font-weight="bold" style:font-weight-asian="bold" style:font-weight-complex="bold"/>
    </style:style>
    <style:style style:name="P8" style:family="paragraph" style:parent-style-name="Standard">
      <style:paragraph-properties fo:background-color="#9999ff" fo:padding="0.1in" fo:border="0.0008in solid #000000" style:shadow="none">
        <style:background-image/>
      </style:paragraph-properties>
      <style:text-properties style:font-name="Cabin"/>
    </style:style>
    <style:style style:name="P9" style:family="paragraph" style:parent-style-name="Preformatted_20_Text">
      <style:text-properties fo:color="#bcbec4" style:font-name="JetBrains Mono" fo:font-size="9.80000019073486pt" fo:background-color="#1e1f22"/>
    </style:style>
    <style:style style:name="P10" style:family="paragraph" style:parent-style-name="Preformatted_20_Text">
      <style:text-properties fo:color="#bcbec4" fo:background-color="#1e1f22"/>
    </style:style>
    <style:style style:name="P11" style:family="paragraph" style:parent-style-name="Preformatted_20_Text">
      <style:paragraph-properties fo:margin-top="0in" fo:margin-bottom="0.1965in"/>
      <style:text-properties fo:color="#bcbec4" style:font-name="JetBrains Mono" fo:font-size="9.80000019073486pt" fo:background-color="#1e1f22"/>
    </style:style>
    <style:style style:name="P12" style:family="paragraph" style:parent-style-name="Preformatted_20_Text">
      <style:paragraph-properties fo:margin-top="0in" fo:margin-bottom="0.1965in"/>
      <style:text-properties fo:color="#bcbec4" fo:background-color="#1e1f22"/>
    </style:style>
    <style:style style:name="P13" style:family="paragraph" style:parent-style-name="Preformatted_20_Text">
      <style:text-properties fo:color="#bcbec4" style:font-name="JetBrains Mono" fo:font-size="9.80000019073486pt" fo:background-color="#1e1f22"/>
    </style:style>
    <style:style style:name="P14" style:family="paragraph" style:parent-style-name="Preformatted_20_Text">
      <style:text-properties fo:color="#bcbec4" fo:background-color="#1e1f22"/>
    </style:style>
    <style:style style:name="P15" style:family="paragraph" style:parent-style-name="Preformatted_20_Text">
      <style:paragraph-properties fo:background-color="#eeeeee" fo:padding="0.0201in" fo:border="0.0008in solid #000000" style:shadow="none">
        <style:background-image/>
      </style:paragraph-properties>
      <style:text-properties style:font-name="Courier"/>
    </style:style>
    <style:style style:name="P16" style:family="paragraph" style:parent-style-name="Preformatted_20_Text">
      <style:paragraph-properties fo:background-color="#eeeeee" fo:padding="0.0201in" fo:border="0.0008in solid #000000" style:shadow="none">
        <style:background-image/>
      </style:paragraph-properties>
      <style:text-properties fo:color="#bcbec4" style:font-name="JetBrains Mono" fo:font-size="9.80000019073486pt" fo:background-color="#1e1f22"/>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b 58%"/>
    </style:style>
    <style:style style:name="T6" style:family="text">
      <style:text-properties fo:color="#cf8e6d"/>
    </style:style>
    <style:style style:name="T7" style:family="text">
      <style:text-properties fo:color="#cf8e6d" style:font-name="JetBrains Mono" fo:font-size="9.80000019073486pt"/>
    </style:style>
    <style:style style:name="T8" style:family="text">
      <style:text-properties fo:color="#cf8e6d" style:font-name="JetBrains Mono1" fo:font-size="10pt" fo:font-style="normal" fo:font-weight="normal" style:font-name-asian="JetBrains Mono1" style:font-size-asian="10pt" style:font-style-asian="normal" style:font-weight-asian="normal" style:font-name-complex="JetBrains Mono1" style:font-size-complex="10pt" style:font-style-complex="normal" style:font-weight-complex="normal"/>
    </style:style>
    <style:style style:name="T9" style:family="text">
      <style:text-properties fo:color="#56a8f5"/>
    </style:style>
    <style:style style:name="T10" style:family="text">
      <style:text-properties fo:color="#56a8f5" style:font-name="JetBrains Mono" fo:font-size="9.80000019073486pt"/>
    </style:style>
    <style:style style:name="T11" style:family="text">
      <style:text-properties fo:color="#56a8f5" style:font-name="JetBrains Mono1" fo:font-size="10pt" fo:font-style="normal" fo:font-weight="normal" style:font-name-asian="JetBrains Mono1" style:font-size-asian="10pt" style:font-style-asian="normal" style:font-weight-asian="normal" style:font-name-complex="JetBrains Mono1" style:font-size-complex="10pt" style:font-style-complex="normal" style:font-weight-complex="normal"/>
    </style:style>
    <style:style style:name="T12" style:family="text">
      <style:text-properties style:font-name="JetBrains Mono" fo:font-size="9.80000019073486pt"/>
    </style:style>
    <style:style style:name="T13" style:family="text">
      <style:text-properties fo:color="#c77dbb" style:font-name="JetBrains Mono" fo:font-size="9.80000019073486pt"/>
    </style:style>
    <style:style style:name="T14" style:family="text">
      <style:text-properties fo:color="#c77dbb" style:font-name="JetBrains Mono" fo:font-size="9.80000019073486pt" fo:font-style="italic"/>
    </style:style>
    <style:style style:name="T15" style:family="text">
      <style:text-properties fo:color="#c77dbb" style:font-name="JetBrains Mono1" fo:font-size="10pt" fo:font-style="normal" fo:font-weight="normal" style:font-name-asian="JetBrains Mono1" style:font-size-asian="10pt" style:font-style-asian="normal" style:font-weight-asian="normal" style:font-name-complex="JetBrains Mono1" style:font-size-complex="10pt" style:font-style-complex="normal" style:font-weight-complex="normal"/>
    </style:style>
    <style:style style:name="T16" style:family="text">
      <style:text-properties fo:color="#bcbec4" style:font-name="JetBrains Mono1" fo:font-size="10pt" fo:font-style="normal" fo:font-weight="normal" style:font-name-asian="JetBrains Mono1" style:font-size-asian="10pt" style:font-style-asian="normal" style:font-weight-asian="normal" style:font-name-complex="JetBrains Mono1" style:font-size-complex="10pt" style:font-style-complex="normal" style:font-weight-complex="normal"/>
    </style:style>
    <style:style style:name="T17" style:family="text">
      <style:text-properties fo:color="#b3ae60"/>
    </style:style>
    <style:style style:name="T18" style:family="text">
      <style:text-properties fo:color="#b3ae60" style:font-name="JetBrains Mono" fo:font-size="9.80000019073486pt"/>
    </style:style>
    <style:style style:name="T19" style:family="text">
      <style:text-properties fo:color="#6aab73" style:font-name="JetBrains Mono" fo:font-size="9.80000019073486pt"/>
    </style:style>
    <style:style style:name="T20" style:family="text">
      <style:text-properties style:font-name="JetBrains Mono1" fo:font-size="10pt" fo:font-style="normal" fo:font-weight="normal" style:font-name-asian="JetBrains Mono1" style:font-size-asian="10pt" style:font-style-asian="normal" style:font-weight-asian="normal" style:font-name-complex="JetBrains Mono1" style:font-size-complex="10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tion Java @ Et3</text:p>
      <text:p text:style-name="P1">Polytech Paris-Saclay | 2024-25</text:p>
      <text:p text:style-name="P1"/>
      <text:p text:style-name="P1"/>
      <text:p text:style-name="P8"><text:span text:style-name="T2">Nom :</text:span> TAP</text:p>
      <text:p text:style-name="P8"><text:span text:style-name="T2">Prénom :</text:span> Julien</text:p>
      <text:p text:style-name="P1"/>
      <text:p text:style-name="P1"/>
      <text:p text:style-name="P7">Exercice 3</text:p>
      <text:p text:style-name="P1"/>
      <text:p text:style-name="P2">On souhaite développer des classes Java permettant de faire certaines manipulations sur des nombres complexes. </text:p>
      <text:p text:style-name="P1"/>
      <text:p text:style-name="P1"/>
      <text:p text:style-name="P2">1. Définissez une classe <text:span text:style-name="T1">Complexe</text:span> comprenant deux champs de type double, représentant respectivement la partie réelle et la partie imaginaire d’un nombre complexe, puis munissez-la d’un constructeur prenant une valeur pour la partie réelle et la partie imaginaire du nouveau nombre complexe.</text:p>
      <text:p text:style-name="P2"/>
      <text:p text:style-name="P1">#3.1.1 classe <text:s/><text:span text:style-name="T1">Complexe</text:span></text:p>
      <text:p text:style-name="P4">public class Complexe {</text:p>
      <text:p text:style-name="P4"><text:s text:c="4"/>private double reel;</text:p>
      <text:p text:style-name="P4"><text:s text:c="4"/>private <text:s/>double imaginaire;</text:p>
      <text:p text:style-name="P4"/>
      <text:p text:style-name="P4"><text:s text:c="4"/>public Complexe(double reel,double imaginaire){</text:p>
      <text:p text:style-name="P4"><text:s text:c="8"/>this.reel = reel;</text:p>
      <text:p text:style-name="P4"><text:s text:c="8"/>this.imaginaire = imaginaire;</text:p>
      <text:p text:style-name="P4"><text:s text:c="4"/>}</text:p>
      <text:p text:style-name="P4">}</text:p>
      <text:p text:style-name="P4"/>
      <text:p text:style-name="P1"/>
      <text:p text:style-name="P1"/>
      <text:p text:style-name="P2">2. Ajoutez à la classe <text:span text:style-name="T1">Complexe</text:span> le code nécessaire pour permettre un affichage approprié pour des objets de cette classe en redéfinissant la méthode <text:span text:style-name="T1">toString()</text:span> de la classe <text:span text:style-name="T1">Object</text:span>.</text:p>
      <text:p text:style-name="P1"/>
      <text:p text:style-name="P1">#3.2.1 méthode <text:span text:style-name="T1">toString</text:span></text:p>
      <text:p text:style-name="P4">@Override public String toString(){</text:p>
      <text:p text:style-name="P4"><text:s text:c="8"/>return reel + "+" + imaginaire + "i\n";</text:p>
      <text:p text:style-name="P4">}</text:p>
      <text:p text:style-name="P4"/>
      <text:p text:style-name="P1"/>
      <text:p text:style-name="P1"/>
      <text:p text:style-name="P2">3. On ne souhaite pas que les objets de la classe <text:span text:style-name="T1">Complexe</text:span> puissent être modifiés une fois créés (on les qualifiera donc d’<text:span text:style-name="T3">immuables</text:span> (<text:span text:style-name="T3">immutable</text:span>)). Comment peut-on garantir cela ? Implémentez la partie pertinente des méthodes d’accès.</text:p>
      <text:p text:style-name="P2"/>
      <text:p text:style-name="P1"><text:soft-page-break/>#3.3.1 Approche pour garantir la non modification des objects <text:span text:style-name="T1">Complexe</text:span> </text:p>
      <text:p text:style-name="P3">private final double reel;</text:p>
      <text:p text:style-name="P3">private final double imaginaire;</text:p>
      <text:p text:style-name="P1"/>
      <text:p text:style-name="P1">#3.3.2 Méthodes d'accès</text:p>
      <text:p text:style-name="P4">public double getReel() {</text:p>
      <text:p text:style-name="P4"><text:s text:c="8"/>return reel;</text:p>
      <text:p text:style-name="P4"><text:s text:c="4"/>}</text:p>
      <text:p text:style-name="P4"/>
      <text:p text:style-name="P4">public double getImaginaire() {</text:p>
      <text:p text:style-name="P4"><text:s text:c="8"/>return imaginaire;</text:p>
      <text:p text:style-name="P4"><text:s text:c="4"/>}</text:p>
      <text:p text:style-name="P4"/>
      <text:p text:style-name="P1"/>
      <text:p text:style-name="P2"/>
      <text:p text:style-name="P2">4. Ajoutez un constructeur de copie à votre classe prenant en unique paramètre une instance de la classe <text:span text:style-name="T1">Complexe</text:span>. Quelle peut être dans ce contexte l’utilité d’un tel constructeur ?</text:p>
      <text:p text:style-name="P2"/>
      <text:p text:style-name="P1">#3.4.1 Nouveau constructeur de <text:span text:style-name="T1">Complexe</text:span> </text:p>
      <text:p text:style-name="P4">public Complexe(Complexe nb){</text:p>
      <text:p text:style-name="P4"><text:s text:c="8"/>this.reel = nb.reel;</text:p>
      <text:p text:style-name="P4"><text:s text:c="8"/>this.imaginaire = nb.imaginaire;</text:p>
      <text:p text:style-name="P4">}</text:p>
      <text:p text:style-name="P4"/>
      <text:p text:style-name="P1"/>
      <text:p text:style-name="P1">#3.4.2 Quelle est l'utilité d'un tel constructeur ?</text:p>
      <text:p text:style-name="P3">L'utilité est de pouvoir copier un complexe deja existant sans passer par l'appel des fonctions getReel et getImaginaire</text:p>
      <text:p text:style-name="P3"/>
      <text:p text:style-name="P3">Cela est aussi innutile car copie d'élements immuables.</text:p>
      <text:p text:style-name="P3"/>
      <text:p text:style-name="P1"/>
      <text:p text:style-name="P1"/>
      <text:p text:style-name="P2">5. Ajoutez le code nécessaire à votre classe pour tester l’égalité d’état de deux objets de la classe <text:span text:style-name="T1">Complexe</text:span> par redéfinition de la méthode <text:span text:style-name="T1">equals</text:span> de la classe <text:span text:style-name="T1">Object</text:span>.</text:p>
      <text:p text:style-name="P1"/>
      <text:p text:style-name="P1">#3.5.1 redéfinition de <text:span text:style-name="T1">equals</text:span></text:p>
      <text:p text:style-name="P4">@Override public boolean equals(Object obj) {</text:p>
      <text:p text:style-name="P4"><text:tab/>if(obj instanceof Complexe nouvelObjet){</text:p>
      <text:p text:style-name="P4"><text:s text:c="5"/><text:tab/>return this.imaginaire == nouvelObjet.imaginaire &amp;&amp; <text:tab/><text:tab/><text:tab/>this.reel == nouvelObjet.reel;</text:p>
      <text:p text:style-name="P4"><text:s text:c="4"/>}</text:p>
      <text:p text:style-name="P4"><text:tab/>return false;</text:p>
      <text:p text:style-name="P4">}</text:p>
      <text:p text:style-name="P4"/>
      <text:p text:style-name="P1"/>
      <text:p text:style-name="P1"><text:soft-page-break/>#3.5.2 tests sur plusieurs valeur d'objets <text:span text:style-name="T1">Complexe</text:span></text:p>
      <text:p text:style-name="P4">Complexe test = new Complexe(10,567);</text:p>
      <text:p text:style-name="P4">Complexe test2 = new Complexe(10,567);</text:p>
      <text:p text:style-name="P4">System.out.print(test.equals(test2));</text:p>
      <text:p text:style-name="P4"/>
      <text:p text:style-name="P4">Complexe test3 = new Complexe(183,7);</text:p>
      <text:p text:style-name="P4">System.out.print(test.equals(test3));</text:p>
      <text:p text:style-name="P4"/>
      <text:p text:style-name="P1"/>
      <text:p text:style-name="P1"/>
      <text:p text:style-name="P2">6. Ajoutez des méthodes d’instance pour le calcul du module et de l’argument d’un complexe. On rappelle : </text:p>
      <text:p text:style-name="P2"/>
      <text:p text:style-name="P1">— module = sqrt(re<text:span text:style-name="T4">2</text:span> + im<text:span text:style-name="T4">2</text:span>)</text:p>
      <text:p text:style-name="P1">— argument = acos( re / module )</text:p>
      <text:p text:style-name="P1"/>
      <text:p text:style-name="P1">#3.6.1 nouvelles méthodes</text:p>
      <text:p text:style-name="P4">public double module(){</text:p>
      <text:p text:style-name="P4"><text:s text:c="8"/>return Math.sqrt((this.imaginaire*this.imaginaire) + (this.reel*this.reel));</text:p>
      <text:p text:style-name="P4">}</text:p>
      <text:p text:style-name="P4"/>
      <text:p text:style-name="P4">public double argument(){</text:p>
      <text:p text:style-name="P4"><text:s text:c="4"/>return Math.acos(this.reel/this.module());</text:p>
      <text:p text:style-name="P4">}</text:p>
      <text:p text:style-name="P4"/>
      <text:p text:style-name="P1"/>
      <text:p text:style-name="P1">#3.6.2 Est-il plus pertinent d'ajouter de nouveaux champs à la classe ou bien de faire des calculs de ces valeurs à la volée ?</text:p>
      <text:p text:style-name="P3">Il est pertinent de faire des nouveaux champs si la methode est appelée plusieurs fois pour eviter de refaire systématiquement les mêmes calculs.</text:p>
      <text:p text:style-name="P3"/>
      <text:p text:style-name="P1"/>
      <text:p text:style-name="P1"/>
      <text:p text:style-name="P2">7. Définissez des méthodes pour l’addition et la multiplication de deux nombres complexes. Ces méthodes prendront un paramètre implicite et un paramètre explicite, et retourneront une nouvelle instance correspondant au résultat de l’opération. On rappelle :</text:p>
      <text:p text:style-name="P2"/>
      <text:p text:style-name="P1">— (re<text:span text:style-name="T5">1</text:span> + im<text:span text:style-name="T5">1</text:span> i) + (re<text:span text:style-name="T5">2</text:span> + im<text:span text:style-name="T5">2</text:span> i) = (re<text:span text:style-name="T5">1</text:span> + re<text:span text:style-name="T5">2</text:span> + (im<text:span text:style-name="T5">1</text:span> + im<text:span text:style-name="T5">2</text:span>)i)</text:p>
      <text:p text:style-name="P1">— (re<text:span text:style-name="T5">1</text:span> + im<text:span text:style-name="T5">1</text:span> i) x (re<text:span text:style-name="T5">2</text:span> + im<text:span text:style-name="T5">2</text:span> i) = (re<text:span text:style-name="T5">1</text:span> x re<text:span text:style-name="T5">2</text:span> − im<text:span text:style-name="T5">1</text:span> x im<text:span text:style-name="T5">2</text:span> + (re<text:span text:style-name="T5">1</text:span> x im<text:span text:style-name="T5">2</text:span> + im<text:span text:style-name="T5">1</text:span> x re<text:span text:style-name="T5">2</text:span>)i)</text:p>
      <text:p text:style-name="P1"/>
      <text:p text:style-name="P1">#3.7.1 nouvelles méthodes</text:p>
      <text:p text:style-name="P6"><text:span text:style-name="T6">public </text:span>Complex <text:span text:style-name="T9">add</text:span>(Complex c1){</text:p>
      <text:p text:style-name="P10"><text:s text:c="4"/><text:span text:style-name="T7">return new </text:span><text:span text:style-name="T12">Complex(</text:span><text:span text:style-name="T7">this</text:span><text:span text:style-name="T12">.</text:span><text:span text:style-name="T13">reel</text:span><text:span text:style-name="T12">+c1.</text:span><text:span text:style-name="T13">reel</text:span><text:span text:style-name="T12">,</text:span><text:span text:style-name="T7">this</text:span><text:span text:style-name="T12">.</text:span><text:span text:style-name="T13">imaginaire</text:span><text:span text:style-name="T12">+c1.</text:span><text:span text:style-name="T13">imaginaire</text:span><text:span text:style-name="T12">);</text:span></text:p>
      <text:p text:style-name="P9">}</text:p>
      <text:p text:style-name="P9"><text:span text:style-name="T6">public </text:span>Complex <text:span text:style-name="T9">product</text:span>(Complex c1){</text:p>
      <text:p text:style-name="P10"><text:s text:c="4"/><text:span text:style-name="T7">return new </text:span><text:span text:style-name="T12">Complex(</text:span><text:span text:style-name="T7">this</text:span><text:span text:style-name="T12">.</text:span><text:span text:style-name="T13">reel</text:span><text:span text:style-name="T12">*c1.</text:span><text:span text:style-name="T13">reel</text:span><text:span text:style-name="T12">-</text:span><text:span text:style-name="T7">this</text:span><text:span text:style-name="T12">.</text:span><text:span text:style-name="T13">imaginaire</text:span><text:span text:style-name="T12">*c1.</text:span><text:span text:style-name="T13">imaginaire</text:span><text:span text:style-name="T12">,</text:span><text:span text:style-name="T7">this</text:span><text:span text:style-name="T12">.</text:span><text:span text:style-name="T13">reel</text:span><text:span text:style-name="T12">*c1.</text:span><text:span text:style-name="T13">reel</text:span><text:span text:style-name="T12">+</text:span><text:span text:style-name="T7">this</text:span><text:span text:style-name="T12">.</text:span><text:span text:style-name="T13">imaginaire</text:span><text:span text:style-name="T12">*c1.</text:span><text:span text:style-name="T13">imaginaire</text:span><text:span text:style-name="T12">);</text:span></text:p>
      <text:p text:style-name="P11">}</text:p>
      <text:p text:style-name="P1"><text:soft-page-break/></text:p>
      <text:p text:style-name="P1"/>
      <text:p text:style-name="P2">8. On souhaite à présent bénéficier de la classe <text:span text:style-name="T1">Complexe</text:span> et définir une classe permettant de représenter un nombre complexe telle que l’historique des opérations dans lesquelles ce complexe aura servi d’opérande est conservé. Définissez une nouvelle classe <text:span text:style-name="T1">ComplexeMemoire</text:span>, dans un autre package que <text:span text:style-name="T1">Complexe</text:span>, permettant de réaliser cela. Pour l’historique des opérations, on veut garder la trace des opérations subies (addition ou multiplication), de la valeur des autres opérandes et des résultats obtenus (une simple chaîne de caractères pourra convenir ici). Proposez une implémentation appropriée, et ajoutez un constructeur prenant une partie réelle et une partie imaginaire en paramètres.</text:p>
      <text:p text:style-name="P1"/>
      <text:p text:style-name="P1">#3.8.1 classe <text:span text:style-name="T1">ComplexeMemoire</text:span></text:p>
      <text:p text:style-name="P6"><text:span text:style-name="T6">package </text:span>Memoire;</text:p>
      <text:p text:style-name="P9"><text:span text:style-name="T6">import </text:span>Component.Complex;</text:p>
      <text:p text:style-name="P9"><text:span text:style-name="T6">public class </text:span>OperationComplex {</text:p>
      <text:p text:style-name="P10"><text:s text:c="4"/><text:span text:style-name="T7">private </text:span><text:span text:style-name="T12">Complex </text:span><text:span text:style-name="T13">operande</text:span><text:span text:style-name="T12">;</text:span></text:p>
      <text:p text:style-name="P10"><text:s text:c="4"/><text:span text:style-name="T7">public static <text:s/>enum </text:span><text:span text:style-name="T12">choix {</text:span><text:span text:style-name="T14">addition</text:span><text:span text:style-name="T12">, </text:span><text:span text:style-name="T14">multiplication</text:span><text:span text:style-name="T12">}</text:span></text:p>
      <text:p text:style-name="P10"><text:s text:c="4"/><text:span text:style-name="T7">private </text:span><text:span text:style-name="T12">choix </text:span><text:span text:style-name="T13">type</text:span><text:span text:style-name="T12">;</text:span></text:p>
      <text:p text:style-name="P10"><text:s text:c="4"/><text:span text:style-name="T7">private </text:span><text:span text:style-name="T12">Complex </text:span><text:span text:style-name="T13">resultat</text:span><text:span text:style-name="T12">;</text:span></text:p>
      <text:p text:style-name="P10"><text:s text:c="4"/><text:span text:style-name="T7">public </text:span><text:span text:style-name="T12">choix </text:span><text:span text:style-name="T10">getType</text:span><text:span text:style-name="T12">(){</text:span></text:p>
      <text:p text:style-name="P10"><text:s text:c="8"/><text:span text:style-name="T7">return </text:span><text:span text:style-name="T13">type</text:span><text:span text:style-name="T12">;</text:span></text:p>
      <text:p text:style-name="P10"><text:s text:c="4"/><text:span text:style-name="T12">}</text:span></text:p>
      <text:p text:style-name="P10"><text:s text:c="4"/><text:span text:style-name="T7">public </text:span><text:span text:style-name="T12">Complex </text:span><text:span text:style-name="T10">getOperande</text:span><text:span text:style-name="T12">(){</text:span></text:p>
      <text:p text:style-name="P10"><text:s text:c="8"/><text:span text:style-name="T7">return </text:span><text:span text:style-name="T13">operande</text:span><text:span text:style-name="T12">;</text:span></text:p>
      <text:p text:style-name="P10"><text:s text:c="4"/><text:span text:style-name="T12">}</text:span></text:p>
      <text:p text:style-name="P10"><text:s text:c="4"/><text:span text:style-name="T7">public </text:span><text:span text:style-name="T12">Complex </text:span><text:span text:style-name="T10">getResultat</text:span><text:span text:style-name="T12">(){</text:span></text:p>
      <text:p text:style-name="P10"><text:s text:c="8"/><text:span text:style-name="T7">return </text:span><text:span text:style-name="T13">resultat</text:span><text:span text:style-name="T12">;</text:span></text:p>
      <text:p text:style-name="P10"><text:s text:c="4"/><text:span text:style-name="T12">}</text:span></text:p>
      <text:p text:style-name="P10"><text:s text:c="4"/><text:span text:style-name="T7">public </text:span><text:span text:style-name="T10">OperationComplex</text:span><text:span text:style-name="T12">(Complex operande, choix type, Complex resultat){</text:span></text:p>
      <text:p text:style-name="P10"><text:s text:c="8"/><text:span text:style-name="T7">this</text:span><text:span text:style-name="T12">.</text:span><text:span text:style-name="T13">operande </text:span><text:span text:style-name="T12">= operande;</text:span></text:p>
      <text:p text:style-name="P10"><text:s text:c="8"/><text:span text:style-name="T7">this</text:span><text:span text:style-name="T12">.</text:span><text:span text:style-name="T13">type </text:span><text:span text:style-name="T12">= type;</text:span></text:p>
      <text:p text:style-name="P10"><text:s text:c="8"/><text:span text:style-name="T7">this</text:span><text:span text:style-name="T12">.</text:span><text:span text:style-name="T13">resultat </text:span><text:span text:style-name="T12">= resultat;</text:span></text:p>
      <text:p text:style-name="P10"><text:s text:c="4"/><text:span text:style-name="T12">}</text:span></text:p>
      <text:p text:style-name="P11">}</text:p>
      <text:p text:style-name="P6"/>
      <text:p text:style-name="P6"><text:span text:style-name="T6">package </text:span>Memoire;</text:p>
      <text:p text:style-name="P9"><text:span text:style-name="T6">import </text:span>Component.Complex;</text:p>
      <text:p text:style-name="P9"><text:span text:style-name="T6">public class </text:span>ComplexMemoire <text:span text:style-name="T6">extends </text:span>Complex {</text:p>
      <text:p text:style-name="P10"><text:s text:c="4"/><text:span text:style-name="T7">private </text:span><text:span text:style-name="T12">OperationComplex[] </text:span><text:span text:style-name="T13">operations</text:span><text:span text:style-name="T12">;</text:span></text:p>
      <text:p text:style-name="P10"><text:s text:c="4"/><text:span text:style-name="T7">public </text:span><text:span text:style-name="T10">ComplexMemoire</text:span><text:span text:style-name="T12">(</text:span><text:span text:style-name="T7">double </text:span><text:span text:style-name="T12">reel,</text:span><text:span text:style-name="T7">double </text:span><text:span text:style-name="T12">imaginaire){</text:span></text:p>
      <text:p text:style-name="P10"><text:s text:c="8"/><text:span text:style-name="T7">super</text:span><text:span text:style-name="T12">(reel,imaginaire);</text:span></text:p>
      <text:p text:style-name="P10"><text:s text:c="4"/><text:span text:style-name="T12">}</text:span></text:p>
      <text:p text:style-name="P10"><text:s text:c="4"/><text:span text:style-name="T7">public </text:span><text:span text:style-name="T10">ComplexMemoire</text:span><text:span text:style-name="T12">(ComplexMemoire autre){</text:span></text:p>
      <text:p text:style-name="P10"><text:s text:c="8"/><text:span text:style-name="T7">super</text:span><text:span text:style-name="T12">(autre.getReel(),autre.getImaginaire());</text:span></text:p>
      <text:p text:style-name="P10"><text:s text:c="8"/><text:span text:style-name="T7">this</text:span><text:span text:style-name="T12">.</text:span><text:span text:style-name="T13">operations </text:span><text:span text:style-name="T12">= autre.</text:span><text:span text:style-name="T13">operations</text:span><text:span text:style-name="T12">;</text:span></text:p>
      <text:p text:style-name="P12"><text:s text:c="4"/><text:span text:style-name="T12">}</text:span></text:p>
      <text:p text:style-name="P12"><text:span text:style-name="T12">}</text:span></text:p>
      <text:p text:style-name="P4"/>
      <text:p text:style-name="P1"/>
      <text:p text:style-name="P2">9. Ajoutez un constructeur par copie à la classe <text:span text:style-name="T1">ComplexeMemoire</text:span>.</text:p>
      <text:p text:style-name="P2"/>
      <text:p text:style-name="P1"><text:soft-page-break/>#3.9.1 constructeur par copie de <text:span text:style-name="T1">ComplexeMemoire</text:span></text:p>
      <text:p text:style-name="P6"><text:span text:style-name="T8">public </text:span><text:span text:style-name="T11">ComplexMemoire</text:span><text:span text:style-name="T20">(ComplexMemoire autre){</text:span></text:p>
      <text:p text:style-name="P10"><text:s text:c="4"/><text:span text:style-name="T7">super</text:span><text:span text:style-name="T12">(autre.getReel(),autre.getImaginaire());</text:span></text:p>
      <text:p text:style-name="P10"><text:s text:c="4"/><text:span text:style-name="T7">this</text:span><text:span text:style-name="T12">.</text:span><text:span text:style-name="T13">operations </text:span><text:span text:style-name="T12">= autre.</text:span><text:span text:style-name="T13">operations</text:span><text:span text:style-name="T12">;</text:span></text:p>
      <text:p text:style-name="P11">}</text:p>
      <text:p text:style-name="P4"><text:span text:style-name="T16"/></text:p>
      <text:p text:style-name="P5"/>
      <text:p text:style-name="P1"/>
      <text:p text:style-name="P2"/>
      <text:p text:style-name="P2">10. Serait-il possible d’ajouter simplement un constructeur sans paramètres à la classe ComplexeMemoire ?</text:p>
      <text:p text:style-name="P2"/>
      <text:p text:style-name="P1">#3.10.1 réponse et solution(s) possible(s)</text:p>
      <text:p text:style-name="P3">Il est possible d'ajouter un constructeur vide mais je trouve que cela n'a pas de sens dans le cadre donné.</text:p>
      <text:p text:style-name="P1"/>
      <text:p text:style-name="P2"/>
      <text:p text:style-name="P2">11. Ajoutez à la classe <text:span text:style-name="T1">ComplexeMemoire</text:span> les méthodes nécessaires pour pouvoir ajouter des messages à la mémoire des opérations d’un objet de la classe et consulter cette mémoire.</text:p>
      <text:p text:style-name="P1"/>
      <text:p text:style-name="P1">#3.11.1 nouvelles méthodes</text:p>
      <text:p text:style-name="P6"><text:span text:style-name="T6">public void </text:span><text:span text:style-name="T9">AddMemory</text:span>(Complex operand, OperationComplex.choix type){</text:p>
      <text:p text:style-name="P10"><text:s text:c="4"/><text:span text:style-name="T7">if</text:span><text:span text:style-name="T12">(type == OperationComplex.choix.</text:span><text:span text:style-name="T14">multiplication</text:span><text:span text:style-name="T12">){</text:span></text:p>
      <text:p text:style-name="P10"><text:s text:c="8"/><text:span text:style-name="T13">operations</text:span><text:span text:style-name="T12">[</text:span><text:span text:style-name="T13">operations</text:span><text:span text:style-name="T12">.</text:span><text:span text:style-name="T13">length</text:span><text:span text:style-name="T12">] = </text:span><text:span text:style-name="T7">new </text:span><text:span text:style-name="T12">OperationComplex(operand,type,</text:span><text:span text:style-name="T7">this</text:span><text:span text:style-name="T12">.product(operand));</text:span></text:p>
      <text:p text:style-name="P10"><text:s text:c="4"/><text:span text:style-name="T12">} </text:span><text:span text:style-name="T7">else if </text:span><text:span text:style-name="T12">(type == OperationComplex.choix.</text:span><text:span text:style-name="T14">addition</text:span><text:span text:style-name="T12">) {</text:span></text:p>
      <text:p text:style-name="P10"><text:s text:c="8"/><text:span text:style-name="T13">operations</text:span><text:span text:style-name="T12">[</text:span><text:span text:style-name="T13">operations</text:span><text:span text:style-name="T12">.</text:span><text:span text:style-name="T13">length</text:span><text:span text:style-name="T12">] = </text:span><text:span text:style-name="T7">new </text:span><text:span text:style-name="T12">OperationComplex(operand,type,</text:span><text:span text:style-name="T7">this</text:span><text:span text:style-name="T12">.add(operand));</text:span></text:p>
      <text:p text:style-name="P10"><text:s text:c="4"/><text:span text:style-name="T12">}</text:span></text:p>
      <text:p text:style-name="P11">}</text:p>
      <text:p text:style-name="P5"/>
      <text:p text:style-name="P4"/>
      <text:p text:style-name="P1"/>
      <text:p text:style-name="P2"/>
      <text:p text:style-name="P1"/>
      <text:p text:style-name="P2">12. Proposez à présent une redéfinition adaptée dans la classe <text:span text:style-name="T1">ComplexeMemoire</text:span> des méthodes d’addition et de multiplication de complexes définies dans la classe <text:span text:style-name="T1">Complexe</text:span>. </text:p>
      <text:p text:style-name="P2"/>
      <text:p text:style-name="P1">#3.12.1 Est-il possible et utile d’adapter le type de retour (covariance) ?</text:p>
      <text:p text:style-name="P3">Oui il est utile est possible d'adapter le type de retour des fonctions.</text:p>
      <text:p text:style-name="P3"/>
      <text:p text:style-name="P1"/>
      <text:p text:style-name="P1">#3.12.2 redéfinition des méthodes d'addition et de multiplication dans <text:span text:style-name="T1">ComplexeMemoire</text:span></text:p>
      <text:p text:style-name="P6"><text:span text:style-name="T17">@Override </text:span><text:span text:style-name="T6">public </text:span>Complex <text:span text:style-name="T9">add</text:span>(Complex c1){</text:p>
      <text:p text:style-name="P10"><text:s text:c="4"/><text:span text:style-name="T12">Complex res = </text:span><text:span text:style-name="T7">new </text:span><text:span text:style-name="T12">ComplexMemoire(</text:span><text:span text:style-name="T7">this</text:span><text:span text:style-name="T12">.getReel()+c1.getReel(),</text:span><text:span text:style-name="T7">this</text:span><text:span text:style-name="T12">.getImaginaire()+c1.getImaginaire());</text:span></text:p>
      <text:p text:style-name="P10"><text:s text:c="4"/><text:span text:style-name="T7">this</text:span><text:span text:style-name="T12">.AddMemory(c1, OperationComplex.choix.</text:span><text:span text:style-name="T14">addition</text:span><text:span text:style-name="T12">);</text:span></text:p>
      <text:p text:style-name="P10"><text:s text:c="4"/><text:span text:style-name="T7">return </text:span><text:span text:style-name="T12">res;</text:span></text:p>
      <text:p text:style-name="P9"><text:soft-page-break/>}</text:p>
      <text:p text:style-name="P9"><text:span text:style-name="T17">@Override </text:span><text:span text:style-name="T6">public </text:span>Complex <text:span text:style-name="T9">product</text:span>(Complex c1){</text:p>
      <text:p text:style-name="P10"><text:s text:c="4"/><text:span text:style-name="T12">Complex res = </text:span><text:span text:style-name="T7">new </text:span><text:span text:style-name="T12">ComplexMemoire(</text:span><text:span text:style-name="T7">this</text:span><text:span text:style-name="T12">.getReel()*c1.getReel()-</text:span><text:span text:style-name="T7">this</text:span><text:span text:style-name="T12">.getImaginaire()*c1.getImaginaire(),</text:span><text:span text:style-name="T7">this</text:span><text:span text:style-name="T12">.getReel()*c1.getReel()+</text:span><text:span text:style-name="T7">this</text:span><text:span text:style-name="T12">.getImaginaire()*c1.getImaginaire());</text:span></text:p>
      <text:p text:style-name="P10"><text:s text:c="4"/><text:span text:style-name="T7">this</text:span><text:span text:style-name="T12">.AddMemory(c1, OperationComplex.choix.</text:span><text:span text:style-name="T14">multiplication</text:span><text:span text:style-name="T12">);</text:span></text:p>
      <text:p text:style-name="P10"><text:s text:c="4"/><text:span text:style-name="T7">return </text:span><text:span text:style-name="T12">res;</text:span></text:p>
      <text:p text:style-name="P11">}</text:p>
      <text:p text:style-name="P4"/>
      <text:p text:style-name="P2"/>
      <text:p text:style-name="P2"/>
      <text:p text:style-name="P2">13. On souhaite à présent mettre en place une mémoire collective où apparaı̂t une seule fois chaque opération effectuée sur des instances de <text:span text:style-name="T1">ComplexeMemoire</text:span>. Adaptez votre classe afin de permettre cela.</text:p>
      <text:p text:style-name="P2"/>
      <text:p text:style-name="P1">#3.13.1 nouvelle définition de <text:span text:style-name="T1">ComplexeMemoire</text:span></text:p>
      <text:p text:style-name="P4"/>
      <text:p text:style-name="P4"/>
      <text:p text:style-name="P2"/>
      <text:p text:style-name="P2"/>
      <text:p text:style-name="P2">14. Sans modifier le code développé jusqu’à présent, que se passera-t-il si l’on invoque la méthode <text:span text:style-name="T1">equals</text:span> sur deux instances de la classe <text:span text:style-name="T1">ComplexeMemoire</text:span> ? Sur une instance de la classe <text:span text:style-name="T1">Complexe</text:span> et une instance de la classe <text:span text:style-name="T1">ComplexeMemoire</text:span> ?</text:p>
      <text:p text:style-name="P2"/>
      <text:p text:style-name="P1">#3.14.1 réponse et tests</text:p>
      <text:p text:style-name="P4">...</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JetBrains Mono1" svg:font-family="'JetBrains Mono'" style:font-family-generic="moder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21T13:17:39.135000000</meta:creation-date>
    <meta:editing-duration>P0D</meta:editing-duration>
    <meta:editing-cycles>1</meta:editing-cycles>
    <meta:generator>OpenOffice/4.1.15$Unix OpenOffice.org_project/4115m2$Build-9813</meta:generator>
    <meta:document-statistic meta:table-count="0" meta:image-count="0" meta:object-count="0" meta:page-count="6" meta:paragraph-count="150" meta:word-count="1047" meta:character-count="8168"/>
  </office:meta>
</office:document-meta>
</file>